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92.89pt" svg:y="50.29pt">
            <draw:object draw:notify-on-update-of-ranges="Sheet1.A1:Sheet1.A7 Sheet1.C1:Sheet1.C7 Sheet1.B1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94.85pt" svg:y="130.82pt">
            <draw:object draw:notify-on-update-of-ranges="Sheet1.A11:Sheet1.A17 Sheet1.B11:Sheet1.B17 Sheet1.C11:Sheet1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1/[.A1]" office:value-type="float" office:value="1" calcext:value-type="float">
            <text:p>1</text:p>
          </table:table-cell>
          <table:table-cell table:formula="of:=[.D1]/[.D1]" office:value-type="float" office:value="1" calcext:value-type="float">
            <text:p>1</text:p>
          </table:table-cell>
          <table:table-cell office:value-type="float" office:value="1.031" calcext:value-type="float">
            <text:p>1.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.A2]" office:value-type="float" office:value="0.5" calcext:value-type="float">
            <text:p>0.5</text:p>
          </table:table-cell>
          <table:table-cell table:formula="of:=[.D2]/[.D1]" office:value-type="float" office:value="0.508535402521823" calcext:value-type="float">
            <text:p>0.508535402521823</text:p>
          </table:table-cell>
          <table:table-cell office:value-type="float" office:value="0.5243" calcext:value-type="float">
            <text:p>0.52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[.A3]" office:value-type="float" office:value="0.25" calcext:value-type="float">
            <text:p>0.25</text:p>
          </table:table-cell>
          <table:table-cell table:formula="of:=[.D3]/[.D1]" office:value-type="float" office:value="0.261493695441319" calcext:value-type="float">
            <text:p>0.261493695441319</text:p>
          </table:table-cell>
          <table:table-cell office:value-type="float" office:value="0.2696" calcext:value-type="float">
            <text:p>0.26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A4]" office:value-type="float" office:value="0.125" calcext:value-type="float">
            <text:p>0.125</text:p>
          </table:table-cell>
          <table:table-cell table:formula="of:=[.D4]/[.D1]" office:value-type="float" office:value="0.13996120271581" calcext:value-type="float">
            <text:p>0.13996120271581</text:p>
          </table:table-cell>
          <table:table-cell office:value-type="float" office:value="0.1443" calcext:value-type="float">
            <text:p>0.14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5]" office:value-type="float" office:value="0.0625" calcext:value-type="float">
            <text:p>0.0625</text:p>
          </table:table-cell>
          <table:table-cell table:formula="of:=[.D5]/[.D1]" office:value-type="float" office:value="0.0765761396702231" calcext:value-type="float">
            <text:p>0.076576139670223</text:p>
          </table:table-cell>
          <table:table-cell office:value-type="float" office:value="0.07895" calcext:value-type="float">
            <text:p>0.078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/[.A6]" office:value-type="float" office:value="0.03125" calcext:value-type="float">
            <text:p>0.03125</text:p>
          </table:table-cell>
          <table:table-cell table:formula="of:=[.D6]/[.D1]" office:value-type="float" office:value="0.097090203685742" calcext:value-type="float">
            <text:p>0.097090203685742</text:p>
          </table:table-cell>
          <table:table-cell office:value-type="float" office:value="0.1001" calcext:value-type="float">
            <text:p>0.1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/[.A7]" office:value-type="float" office:value="0.015625" calcext:value-type="float">
            <text:p>0.015625</text:p>
          </table:table-cell>
          <table:table-cell table:formula="of:=[.D7]/[.D1]" office:value-type="float" office:value="0.0898448108632396" calcext:value-type="float">
            <text:p>0.08984481086324</text:p>
          </table:table-cell>
          <table:table-cell office:value-type="float" office:value="0.09263" calcext:value-type="float">
            <text:p>0.0926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1/[.C1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1/[.C2]" office:value-type="float" office:value="1.96643143238604" calcext:value-type="float">
            <text:p>1.96643143238604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1/[.C3]" office:value-type="float" office:value="3.82418397626113" calcext:value-type="float">
            <text:p>3.82418397626113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1/[.C4]" office:value-type="float" office:value="7.14483714483714" calcext:value-type="float">
            <text:p>7.14483714483714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1/[.C5]" office:value-type="float" office:value="13.0588980367321" calcext:value-type="float">
            <text:p>13.0588980367321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formula="of:=1/[.C6]" office:value-type="float" office:value="10.2997002997003" calcext:value-type="float">
            <text:p>10.2997002997003</text:p>
          </table:table-cell>
          <table:table-cell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formula="of:=1/[.C7]" office:value-type="float" office:value="11.1303033574436" calcext:value-type="float">
            <text:p>11.13030335744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9:07:09.040262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9:39:05.048586935</meta:creation-date>
    <dc:date>2018-10-08T19:23:00.662471193</dc:date>
    <meta:editing-duration>PT22M45S</meta:editing-duration>
    <meta:editing-cycles>3</meta:editing-cycles>
    <meta:generator>LibreOffice/6.0.3.2$Linux_X86_64 LibreOffice_project/00m0$Build-2</meta:generator>
    <meta:document-statistic meta:table-count="1" meta:cell-count="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C7" chart:data-source-has-labels="both" svg:x="1.279cm" svg:y="0.18cm" svg:width="14.401cm" svg:height="7.711cm">
          <chartooo:coordinate-region svg:x="2.006cm" svg:y="0.341cm" svg:width="13.487cm" svg:height="6.982cm"/>
          <chart:axis chart:dimension="x" chart:name="primary-x" chart:style-name="ch3" chartooo:axis-type="auto">
            <chartooo:date-scale/>
            <chart:title svg:x="7.112cm" svg:y="8.071cm" chart:style-name="ch4">
              <text:p>number of threads</text:p>
            </chart:title>
            <chart:categories table:cell-range-address="Sheet1.A1:Sheet1.A7"/>
          </chart:axis>
          <chart:axis chart:dimension="y" chart:name="primary-y" chart:style-name="ch3">
            <chart:title svg:x="0.451cm" svg:y="4.965cm" chart:style-name="ch5">
              <text:p>time fraction</text:p>
            </chart:title>
            <chart:grid chart:style-name="ch6" chart:class="major"/>
          </chart:axis>
          <chart:series chart:style-name="ch7" chart:values-cell-range-address="Sheet1.B1:Sheet1.B7" chart:label-cell-address="Sheet1.C1:Sheet1.C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0.508535402521823 0.261493695441319 0.13996120271581 0.076576139670223 0.097090203685742 0.08984481086324</text:p>
                <text:list>
                  <text:list-item>
                    <text:p>1</text:p>
                  </text:list-item>
                  <text:list-item>
                    <text:p>0.508535402521823</text:p>
                  </text:list-item>
                  <text:list-item>
                    <text:p>0.261493695441319</text:p>
                  </text:list-item>
                  <text:list-item>
                    <text:p>0.13996120271581</text:p>
                  </text:list-item>
                  <text:list-item>
                    <text:p>0.076576139670223</text:p>
                  </text:list-item>
                  <text:list-item>
                    <text:p>0.097090203685742</text:p>
                  </text:list-item>
                  <text:list-item>
                    <text:p>0.08984481086324</text:p>
                  </text:list-item>
                </text:list>
                <draw:g>
                  <svg:desc>Sheet1.C1:Sheet1.C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:Sheet1.A7</svg:desc>
                </draw:g>
              </table:table-cell>
              <table:table-cell office:value-type="float" office:value="1">
                <text:p>1</text:p>
                <draw:g>
                  <svg:desc>Sheet1.B1:Sheet1.B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5625">
                <text:p>0.01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2.278cm" svg:y="1.648cm" style:legend-expansion="custom" chartooo:width="2.351cm" chartooo:height="1.476cm" style:legend-expansion-aspect-ratio="1.59281842818428" chart:style-name="ch2"/>
        <chart:plot-area chart:style-name="ch3" table:cell-range-address="Sheet1.A11:Sheet1.C17" chart:data-source-has-labels="both" svg:x="1.279cm" svg:y="0.18cm" svg:width="14.401cm" svg:height="7.711cm">
          <chartooo:coordinate-region svg:x="1.9cm" svg:y="0.341cm" svg:width="13.593cm" svg:height="6.982cm"/>
          <chart:axis chart:dimension="x" chart:name="primary-x" chart:style-name="ch4" chartooo:axis-type="auto">
            <chartooo:date-scale/>
            <chart:title svg:x="7.112cm" svg:y="8.071cm" chart:style-name="ch5">
              <text:p>number of threads</text:p>
            </chart:title>
            <chart:categories table:cell-range-address="Sheet1.A11:Sheet1.A17"/>
          </chart:axis>
          <chart:axis chart:dimension="y" chart:name="primary-y" chart:style-name="ch4">
            <chart:title svg:x="0.451cm" svg:y="4.727cm" chart:style-name="ch6">
              <text:p>speedup</text:p>
            </chart:title>
            <chart:grid chart:style-name="ch7" chart:class="major"/>
          </chart:axis>
          <chart:series chart:style-name="ch8" chart:values-cell-range-address="Sheet1.B11:Sheet1.B17" loext:label-string="theory" chart:class="chart:line">
            <chart:data-point chart:repeated="7"/>
          </chart:series>
          <chart:series chart:style-name="ch9" chart:values-cell-range-address="Sheet1.C11:Sheet1.C17" loext:label-string="practice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y</text:p>
              </table:table-cell>
              <table:table-cell office:value-type="string">
                <text:p>practic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1:Sheet1.A17</svg:desc>
                </draw:g>
              </table:table-cell>
              <table:table-cell office:value-type="float" office:value="1">
                <text:p>1</text:p>
                <draw:g>
                  <svg:desc>Sheet1.B11:Sheet1.B17</svg:desc>
                </draw:g>
              </table:table-cell>
              <table:table-cell office:value-type="float" office:value="1">
                <text:p>1</text:p>
                <draw:g>
                  <svg:desc>Sheet1.C11:Sheet1.C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6643143238604">
                <text:p>1.966431432386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2418397626113">
                <text:p>3.824183976261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14483714483714">
                <text:p>7.144837144837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.0588980367321">
                <text:p>13.058898036732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.2997002997003">
                <text:p>10.299700299700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.1303033574436">
                <text:p>11.13030335744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